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8335in"/>
    </style:style>
    <style:style style:name="co2" style:family="table-column">
      <style:table-column-properties fo:break-before="auto" style:column-width="8.6217in"/>
    </style:style>
    <style:style style:name="co3" style:family="table-column">
      <style:table-column-properties fo:break-before="auto" style:column-width="0.8925in"/>
    </style:style>
    <style:style style:name="ro1" style:family="table-row">
      <style:table-row-properties style:row-height="0.3311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Cumberland AMT"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row table:style-name="ro1">
          <table:table-cell office:value-type="string">
            <text:p>The ID_MAIN column must have a string-appropriate arraysize (recommend '*').</text:p>
            <text:p/>
          </table:table-cell>
          <table:table-cell office:value-type="string">
            <text:p>According to the specification, the ID_MAIN column must contain an arraysize attribute. The value could be set to '*” preferably</text:p>
            <text:p/>
          </table:table-cell>
        </table:table-row>
        <table:table-row table:style-name="ro2">
          <table:table-cell office:value-type="string">
            <text:p>The ID_MAIN column must have datatype='char'.</text:p>
            <text:p/>
            <text:p/>
          </table:table-cell>
          <table:table-cell office:value-type="string">
            <text:p>According to the specification, the ID_MAIN column must have a datatype attribute set to 'char'</text:p>
          </table:table-cell>
        </table:table-row>
        <table:table-row table:style-name="ro1">
          <table:table-cell office:value-type="string">
            <text:p>Values in the ID_MAIN column must be unique.</text:p>
            <text:p/>
          </table:table-cell>
          <table:table-cell office:value-type="string">
            <text:p>The specification says that the ID_MAIN column values must be <text:s/>unique.</text:p>
          </table:table-cell>
        </table:table-row>
        <table:table-row table:style-name="ro3">
          <table:table-cell office:value-type="string">
            <text:p>The TABLE must contain exactly one FIELD with ucd='ID_MAIN'.</text:p>
          </table:table-cell>
          <table:table-cell office:value-type="string">
            <text:p>We have found that some tables do not contain an ID_MAIN column. There must be exactly one ID_MAIN column in the table</text:p>
          </table:table-cell>
        </table:table-row>
        <table:table-row table:style-name="ro3">
          <table:table-cell office:value-type="string">
            <text:p>The TABLE must contain exactly one FIELD with ucd='POS_EQ_RA_MAIN'.</text:p>
          </table:table-cell>
          <table:table-cell office:value-type="string">
            <text:p>The specification says that there must be one field with ucd = 'POS_EQ_RA_MAIN'. Ensure that the syntax is correct</text:p>
          </table:table-cell>
        </table:table-row>
        <table:table-row table:style-name="ro3">
          <table:table-cell office:value-type="string">
            <text:p>VOTable must contain only one RESOURCE.</text:p>
          </table:table-cell>
          <table:table-cell office:value-type="string">
            <text:p>This error has happened when the table is eiether missing a RESOURCE element entirely or has more than one RESOURCE element</text:p>
          </table:table-cell>
        </table:table-row>
        <table:table-row table:style-name="ro3">
          <table:table-cell office:value-type="string">
            <text:p>The RESOURCE element must contain exactly one TABLE.</text:p>
          </table:table-cell>
          <table:table-cell office:value-type="string">
            <text:p>When the required RESOURCE element is missing, the validator complains that the TABLE element is also missing. <text:s/>Also, the RESOURCE elment can only have one TABLE element.</text:p>
          </table:table-cell>
        </table:table-row>
        <table:table-row table:style-name="ro1">
          <table:table-cell office:value-type="string">
            <text:p>The POS_EQ_RA_MAIN column must have datatype='double'.</text:p>
            <text:p/>
          </table:table-cell>
          <table:table-cell office:value-type="string">
            <text:p>The value of the datatype attribute must be set to 'double'</text:p>
          </table:table-cell>
        </table:table-row>
        <table:table-row table:style-name="ro3">
          <table:table-cell office:value-type="string">
            <text:p>The POS_EQ_DEC_MAIN column must have datatype='double'.</text:p>
          </table:table-cell>
          <table:table-cell office:value-type="string">
            <text:p>The value of the datatype attribute must be set to 'double'</text:p>
          </table:table-cell>
        </table:table-row>
        <table:table-row table:style-name="ro3">
          <table:table-cell office:value-type="string">
            <text:p>Legal query produced an ERROR result.</text:p>
          </table:table-cell>
          <table:table-cell office:value-type="string">
            <text:p>This error seems to occur when the optional FORMAT=ALL is used in queries. <text:s/>This is a valid query and if the service responds with an error, the validator will catch this. </text:p>
          </table:table-cell>
        </table:table-row>
        <table:table-row table:style-name="ro3">
          <table:table-cell office:value-type="string">
            <text:p>Metadata query produced an ERROR result</text:p>
          </table:table-cell>
          <table:table-cell office:value-type="string">
            <text:p>A query for the metadata only (no ra,dec,radius used) should return only the metadata for the table. The service should not produce an error for this sort of query</text:p>
          </table:table-cell>
        </table:table-row>
        <table:table-row table:style-name="ro3">
          <table:table-cell office:value-type="string">
            <text:p>Apparent communication error produced an exception inside the validater:</text:p>
          </table:table-cell>
          <table:table-cell office:value-type="string">
            <text:p>We have found that in cases where optional parameters are passed to a service, the service will respond with an error. However, the service should ignore any parameters entered thar are not supported. In these cases the validator will fail with a communication error “inside the validator'</text:p>
          </table:table-cell>
        </table:table-row>
        <table:table-row table:style-name="ro3">
          <table:table-cell table:number-columns-repeated="2"/>
        </table:table-row>
        <table:table-row table:style-name="ro1">
          <table:table-cell office:value-type="string">
            <text:p>On error, RESOURCE must include one INFO element with name="QUERY_STATUS".</text:p>
            <text:p/>
          </table:table-cell>
          <table:table-cell office:value-type="string">
            <text:p>When an error is deliberately passed into the query (E.g. POS=ads,30) the response should contain one INFO element with name = "QUERY_STATUS".</text:p>
          </table:table-cell>
        </table:table-row>
        <table:table-row table:style-name="ro1">
          <table:table-cell office:value-type="string">
            <text:p>The VOX:Image_FileSize column must have datatype='int'.</text:p>
            <text:p/>
          </table:table-cell>
          <table:table-cell office:value-type="string">
            <text:p>The datatype is incorrect. The value must be set to 'int'</text:p>
          </table:table-cell>
        </table:table-row>
        <table:table-row table:style-name="ro1">
          <table:table-cell office:value-type="string">
            <text:p>The VOX:Image_Naxis column must have arraysize='*'</text:p>
            <text:p/>
          </table:table-cell>
          <table:table-cell office:value-type="string">
            <text:p>The arraysize must be set to '*' </text:p>
          </table:table-cell>
        </table:table-row>
        <table:table-row table:style-name="ro1">
          <table:table-cell office:value-type="string">
            <text:p><text:s/>Error message must appear in an INFO or PARAM with name='Error' in <text:s/>required location.</text:p>
            <text:p/>
          </table:table-cell>
          <table:table-cell/>
        </table:table-row>
        <table:table-row table:style-name="ro3">
          <table:table-cell office:value-type="string">
            <text:p><text:s/>cannot find an ImageURL</text:p>
          </table:table-cell>
          <table:table-cell office:value-type="string">
            <text:p>A separate test we perform at the heasarc. For SIA services, we attempt to download an image file from the VOTable response. If no such url is found, we generate this error</text:p>
          </table:table-cell>
        </table:table-row>
        <table:table-row table:style-name="ro3">
          <table:table-cell office:value-type="string">
            <text:p>This service url is mal-formed. It is missing either a '?' or '&amp;' at end </text:p>
          </table:table-cell>
          <table:table-cell office:value-type="string">
            <text:p>The services url as it is described in the raw xml in the registry, is missing either a '?' or a '&amp;' at the end.</text:p>
          </table:table-cell>
        </table:table-row>
        <table:table-row table:style-name="ro3">
          <table:table-cell table:style-name="ce1"/>
          <table:table-cell/>
        </table:table-row>
        <table:table-row table:style-name="ro1">
          <table:table-cell office:value-type="string">
            <text:p>cannot connect to web page or response could not be parsed</text:p>
            <text:p/>
          </table:table-cell>
          <table:table-cell office:value-type="string">
            <text:p>Usually this arises when the service url does not respond within a certain amount of time and a timeout occurs. This may be a problem in our test where the radius used may be too large and consequently there is a large VOTable response.</text:p>
          </table:table-cell>
        </table:table-row>
        <table:table-row table:style-name="ro3">
          <table:table-cell office:value-type="string">
            <text:p>The TABLE must contain exactly one FIELD or PARAM with ucd ='VOX:Image_Naxis'</text:p>
          </table:table-cell>
          <table:table-cell office:value-type="string">
            <text:p>this seems to happen when the VOTable response does not contain the tag</text:p>
          </table:table-cell>
        </table:table-row>
        <table:table-row table:style-name="ro3">
          <table:table-cell office:value-type="string">
            <text:p>The TABLE must contain exactly one FIELD or PARAM with ucd ='VOX:Image_Naxes'</text:p>
          </table:table-cell>
          <table:table-cell office:value-type="string">
            <text:p>This seems to happen when the VOTable response does not contain the tag</text:p>
          </table:table-cell>
        </table:table-row>
        <table:table-row table:style-name="ro3">
          <table:table-cell office:value-type="string">
            <text:p>The TABLE must contain exactly one FIELD or PARAM with ucd ='VOX:Image_AccessReference'</text:p>
          </table:table-cell>
          <table:table-cell office:value-type="string">
            <text:p>This seems to happen when the VOTable response does not contain the tag</text:p>
          </table:table-cell>
        </table:table-row>
        <table:table-row table:style-name="ro3">
          <table:table-cell office:value-type="string">
            <text:p>The TABLE must contain exactly one FIELD or PARAM with ucd ='VOX:Image_Scale'</text:p>
          </table:table-cell>
          <table:table-cell office:value-type="string">
            <text:p>This seems to happen when the VOTable response does not contain the tag</text:p>
          </table:table-cell>
        </table:table-row>
        <table:table-row table:style-name="ro3">
          <table:table-cell office:value-type="string">
            <text:p>The TABLE must contain exactly one FIELD or PARAM with ucd ='VOX:Image_Format'</text:p>
          </table:table-cell>
          <table:table-cell office:value-type="string">
            <text:p>This seems to happen when the VOTable response does not contain the tag</text:p>
          </table:table-cell>
        </table:table-row>
      </table:table>
      <table:table table:name="Sheet2" table:style-name="ta1" table:print="false">
        <table:table-column table:style-name="co3" table:default-cell-style-name="Default"/>
        <table:table-row table:style-name="ro3">
          <table:table-cell/>
        </table:table-row>
      </table:table>
      <table:table table:name="Sheet3" table:style-name="ta1" table:print="false">
        <table:table-column table:style-name="co3"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5">08/25/2011</text:date>, <text:time>14:25: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8-25T11:54:01</meta:creation-date>
    <dc:date>2011-08-25T14:25:24</dc:date>
    <meta:editing-duration>PT02H14M43S</meta:editing-duration>
    <meta:editing-cycles>6</meta:editing-cycles>
    <meta:generator>NeoOffice/3.1.2$Unix OpenOffice.org_project/Patch 0</meta:generator>
    <meta:document-statistic meta:table-count="3" meta:cell-count="47" meta:object-count="0"/>
  </office:meta>
</office:document-meta>
</file>